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342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6.819cm"/>
    </style:style>
    <style:style style:name="co6" style:family="table-column">
      <style:table-column-properties fo:break-before="auto" style:column-width="11.654cm"/>
    </style:style>
    <style:style style:name="co7" style:family="table-column">
      <style:table-column-properties fo:break-before="auto" style:column-width="25.7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d0d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0d0d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fffffe" fo:border="0.74pt solid #000000"/>
    </style:style>
    <style:style style:name="ce19" style:family="table-cell" style:parent-style-name="Default">
      <style:table-cell-properties fo:background-color="#fffffe" fo:border="0.74pt solid #000000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fffffe"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miga_drawbridge_adapter_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CB REV: 1.0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Amiga Drawbridge Adapter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 (BLUE)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FTDI_232_RED</text:p>
          </table:table-cell>
          <table:table-cell table:style-name="ce3" office:value-type="string" calcext:value-type="string">
            <text:p>connectors_tk:FTDI_232_RED</text:p>
          </table:table-cell>
          <table:table-cell table:style-name="ce3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DiskDrive Power</text:p>
          </table:table-cell>
          <table:table-cell table:style-name="ce3" office:value-type="string" calcext:value-type="string">
            <text:p>Connector_Generic:Conn_01x02</text:p>
          </table:table-cell>
          <table:table-cell table:style-name="ce3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PC3-PC5</text:p>
          </table:table-cell>
          <table:table-cell table:style-name="ce3" office:value-type="string" calcext:value-type="string">
            <text:p>Connector_Generic:Conn_01x03</text:p>
          </table:table-cell>
          <table:table-cell table:style-name="ce3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AVR-ISP-6</text:p>
          </table:table-cell>
          <table:table-cell table:style-name="ce3" office:value-type="string" calcext:value-type="string">
            <text:p>Connector:AVR-ISP-6</text:p>
          </table:table-cell>
          <table:table-cell table:style-name="ce3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DiskDrive Data</text:p>
          </table:table-cell>
          <table:table-cell table:style-name="ce3" office:value-type="string" calcext:value-type="string">
            <text:p>connectors_tk:FloppyDrive</text:p>
          </table:table-cell>
          <table:table-cell table:style-name="ce3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1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Switch:SW_Push</text:p>
          </table:table-cell>
          <table:table-cell table:style-name="ce3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ATmega328P-A</text:p>
          </table:table-cell>
          <table:table-cell table:style-name="ce3" office:value-type="string" calcext:value-type="string">
            <text:p>MCU_Microchip_ATmega:ATmega328P-A</text:p>
          </table:table-cell>
          <table:table-cell table:style-name="ce3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Device:Crystal_Small</text:p>
          </table:table-cell>
          <table:table-cell table:style-name="ce3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C1, C2, C5</text:p>
          </table:table-cell>
          <table:table-cell table:style-name="ce18" office:value-type="string" calcext:value-type="string">
            <text:p>100n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C3, C4</text:p>
          </table:table-cell>
          <table:table-cell table:style-name="ce18" office:value-type="string" calcext:value-type="string">
            <text:p>22p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18" office:value-type="string" calcext:value-type="string">
            <text:p>LED (BLUE)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18" office:value-type="string" calcext:value-type="string">
            <text:p>FTDI_232_RED</text:p>
          </table:table-cell>
          <table:table-cell table:style-name="ce3" office:value-type="string" calcext:value-type="string">
            <text:p>connectors_tk:FTDI_232_RED</text:p>
          </table:table-cell>
          <table:table-cell table:style-name="ce3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18" office:value-type="string" calcext:value-type="string">
            <text:p>DiskDrive Power</text:p>
          </table:table-cell>
          <table:table-cell table:style-name="ce3" office:value-type="string" calcext:value-type="string">
            <text:p>Connector_Generic:Conn_01x02</text:p>
          </table:table-cell>
          <table:table-cell table:style-name="ce3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19" office:value-type="string" calcext:value-type="string">
            <text:p>PC3-PC5</text:p>
          </table:table-cell>
          <table:table-cell table:style-name="ce3" office:value-type="string" calcext:value-type="string">
            <text:p>Connector_Generic:Conn_01x03</text:p>
          </table:table-cell>
          <table:table-cell table:style-name="ce3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18" office:value-type="string" calcext:value-type="string">
            <text:p>AVR-ISP-6</text:p>
          </table:table-cell>
          <table:table-cell table:style-name="ce3" office:value-type="string" calcext:value-type="string">
            <text:p>Connector:AVR-ISP-6</text:p>
          </table:table-cell>
          <table:table-cell table:style-name="ce3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J5</text:p>
          </table:table-cell>
          <table:table-cell table:style-name="ce18" office:value-type="string" calcext:value-type="string">
            <text:p>DiskDrive Data</text:p>
          </table:table-cell>
          <table:table-cell table:style-name="ce3" office:value-type="string" calcext:value-type="string">
            <text:p>connectors_tk:FloppyDrive</text:p>
          </table:table-cell>
          <table:table-cell table:style-name="ce3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20" office:value-type="float" office:value="100" calcext:value-type="float">
            <text:p>100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2</text:p>
          </table:table-cell>
          <table:table-cell table:style-name="ce18" office:value-type="string" calcext:value-type="string">
            <text:p>1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3</text:p>
          </table:table-cell>
          <table:table-cell table:style-name="ce18" office:value-type="string" calcext:value-type="string">
            <text:p>10k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W1</text:p>
          </table:table-cell>
          <table:table-cell table:style-name="ce18" office:value-type="string" calcext:value-type="string">
            <text:p>SW_Push</text:p>
          </table:table-cell>
          <table:table-cell table:style-name="ce3" office:value-type="string" calcext:value-type="string">
            <text:p>Switch:SW_Push</text:p>
          </table:table-cell>
          <table:table-cell table:style-name="ce3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18" office:value-type="string" calcext:value-type="string">
            <text:p>ATmega328P-A</text:p>
          </table:table-cell>
          <table:table-cell table:style-name="ce3" office:value-type="string" calcext:value-type="string">
            <text:p>MCU_Microchip_ATmega:ATmega328P-A</text:p>
          </table:table-cell>
          <table:table-cell table:style-name="ce3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Y1</text:p>
          </table:table-cell>
          <table:table-cell table:style-name="ce18" office:value-type="string" calcext:value-type="string">
            <text:p>16MHz</text:p>
          </table:table-cell>
          <table:table-cell table:style-name="ce3" office:value-type="string" calcext:value-type="string">
            <text:p>Device:Crystal_Small</text:p>
          </table:table-cell>
          <table:table-cell table:style-name="ce3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23:36:12.108798683</dc:date>
    <dc:creator>Thorsten Kattanek</dc:creator>
    <meta:editing-duration>PT23M50S</meta:editing-duration>
    <meta:editing-cycles>6</meta:editing-cycles>
    <meta:generator>LibreOffice/7.3.7.2$Linux_X86_64 LibreOffice_project/30$Build-2</meta:generator>
    <meta:document-statistic meta:table-count="1" meta:cell-count="170" meta:object-count="0"/>
  </office:meta>
</office:document-meta>
</file>